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Courier New" fo:font-size="30pt" fo:letter-spacing="normal" fo:language="en" fo:country="none" fo:font-style="normal" style:text-underline-style="none" fo:font-weight="normal" fo:background-color="#d9d9d9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fo:background-color="#d9d9d9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65;p31" presentation:style-name="pr1" draw:text-style-name="P2" draw:layer="layout" svg:width="23.541cm" svg:height="13.258cm" svg:x="2.233cm" svg:y="1.482cm" presentation:class="title" presentation:user-transformed="true">
          <draw:text-box>
            <text:p text:style-name="P1"><text:span text:style-name="T1">Numbers: Integers &amp; Floats</text:span><text:span text:style-name="T1"><text:line-break/></text:span><text:span text:style-name="T1"><text:line-break/></text:span><text:span text:style-name="T1">Integers</text:span><text:span text:style-name="T2"> - numbers without a decimal point. 3, 4, 5</text:span><text:span text:style-name="T2"><text:line-break/></text:span><text:span text:style-name="T2"><text:line-break/></text:span><text:span text:style-name="T1">Floats</text:span><text:span text:style-name="T2"> - a floating point number, a number with a decimal point. These are used when more precision is needed. 3.03, 4.17, 5.23</text:span><text:span text:style-name="T2"><text:line-break/></text:span><text:span text:style-name="T2"><text:line-break/></text:span><text:span text:style-name="T2"/></text:p>
          </draw:text-box>
        </draw:frame>
        <presentation:notes draw:style-name="dp1">
          <draw:page-thumbnail draw:name="Google Shape;162;g54dca2a71f_0_651:notes" draw:style-name="gr1" draw:layer="layout" svg:width="18.665cm" svg:height="11.136cm" svg:x="1.167cm" svg:y="2.227cm" draw:page-number="1" presentation:class="page"/>
          <draw:frame draw:name="Google Shape;163;g54dca2a71f_0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70;p32" presentation:style-name="pr1" draw:text-style-name="P2" draw:layer="layout" svg:width="23.541cm" svg:height="13.258cm" svg:x="2.233cm" svg:y="1.482cm" presentation:class="title" presentation:user-transformed="true">
          <draw:text-box>
            <text:p text:style-name="P1"><text:span text:style-name="T1">Numbers </text:span><text:span text:style-name="T1"><text:line-break/></text:span><text:span text:style-name="T1"><text:line-break/></text:span><text:span text:style-name="T2">Integers and floats form part of the SAME data type in JavaScript - they are both numbers. </text:span><text:span text:style-name="T2"><text:line-break/></text:span><text:span text:style-name="T2"><text:line-break/></text:span><text:span text:style-name="T2">In addition to integers and floats, the number type has three symbolic values: </text:span><text:span text:style-name="T2"><text:line-break/></text:span><text:span text:style-name="T3">+Infinity</text:span><text:span text:style-name="T4">, </text:span><text:span text:style-name="T3">-Infinity</text:span><text:span text:style-name="T4"> and </text:span><text:span text:style-name="T3">NaN</text:span><text:span text:style-name="T3"><text:line-break/></text:span><text:span text:style-name="T3"><text:line-break/></text:span><text:span text:style-name="T3"/></text:p>
          </draw:text-box>
        </draw:frame>
        <presentation:notes draw:style-name="dp1">
          <draw:page-thumbnail draw:name="Google Shape;167;g54dca2a71f_0_732:notes" draw:style-name="gr1" draw:layer="layout" svg:width="18.665cm" svg:height="11.136cm" svg:x="1.167cm" svg:y="2.227cm" draw:page-number="2" presentation:class="page"/>
          <draw:frame draw:name="Google Shape;168;g54dca2a71f_0_1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75;p33" presentation:style-name="pr1" draw:text-style-name="P2" draw:layer="layout" svg:width="23.541cm" svg:height="13.258cm" svg:x="2.233cm" svg:y="1.482cm" presentation:class="title" presentation:user-transformed="true">
          <draw:text-box>
            <text:p text:style-name="P1"><text:span text:style-name="T1">Numbers: Infinity</text:span><text:span text:style-name="T1"><text:line-break/></text:span><text:span text:style-name="T1"><text:line-break/></text:span><text:span text:style-name="T2">The value Infinity (positive infinity) is greater than any other number. </text:span><text:span text:style-name="T2"><text:line-break/></text:span><text:span text:style-name="T2"><text:line-break/></text:span><text:span text:style-name="T2">Mathematically, this value behaves the same as infinity: any number multiplied by infinity equals infinity. Any number divided by infinity equals 0.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1">
          <draw:page-thumbnail draw:name="Google Shape;172;g54dca2a71f_0_813:notes" draw:style-name="gr1" draw:layer="layout" svg:width="18.665cm" svg:height="11.136cm" svg:x="1.167cm" svg:y="2.227cm" draw:page-number="3" presentation:class="page"/>
          <draw:frame draw:name="Google Shape;173;g54dca2a71f_0_1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80;p34" presentation:style-name="pr1" draw:text-style-name="P2" draw:layer="layout" svg:width="23.541cm" svg:height="10.41cm" svg:x="2.233cm" svg:y="4.329cm" presentation:class="title" presentation:user-transformed="true">
          <draw:text-box>
            <text:p text:style-name="P1"><text:span text:style-name="T1">Numbers: NaN</text:span><text:span text:style-name="T1"><text:line-break/></text:span><text:span text:style-name="T1"><text:line-break/></text:span><text:span text:style-name="T2">The global NaN property represents “Not-A-Number”. 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1">
          <draw:page-thumbnail draw:name="Google Shape;177;g54dca2a71f_0_894:notes" draw:style-name="gr1" draw:layer="layout" svg:width="18.665cm" svg:height="11.136cm" svg:x="1.167cm" svg:y="2.227cm" draw:page-number="4" presentation:class="page"/>
          <draw:frame draw:name="Google Shape;178;g54dca2a71f_0_1"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55;p1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41:15.283048969</meta:creation-date>
    <dc:date>2020-07-30T12:42:34.655947068</dc:date>
    <meta:editing-duration>PT27S</meta:editing-duration>
    <meta:editing-cycles>1</meta:editing-cycles>
    <meta:document-statistic meta:object-count="46"/>
    <meta:generator>LibreOffice/6.4.4.2$Linux_X86_64 LibreOffice_project/40$Build-2</meta:generator>
  </office:meta>
</office:document-meta>
</file>